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4604in" style:rel-column-width="13822*"/>
    </style:style>
    <style:style style:name="Table1.B" style:family="table-column">
      <style:table-column-properties style:column-width="2.7319in" style:rel-column-width="25857*"/>
    </style:style>
    <style:style style:name="Table1.C" style:family="table-column">
      <style:table-column-properties style:column-width="2.7319in" style:rel-column-width="2585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rsid="000c8186" officeooo:paragraph-rsid="000c8186"/>
    </style:style>
    <style:style style:name="P2" style:family="paragraph" style:parent-style-name="Text_20_body">
      <style:text-properties fo:font-weight="bold" officeooo:rsid="000dae89" officeooo:paragraph-rsid="000dae89" style:font-weight-asian="bold" style:font-weight-complex="bold"/>
    </style:style>
    <style:style style:name="P3" style:family="paragraph" style:parent-style-name="Text_20_body">
      <style:text-properties officeooo:rsid="000c8186" officeooo:paragraph-rsid="000c8186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186" officeooo:paragraph-rsid="000c8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cf2" officeooo:paragraph-rsid="00110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paragraph-rsid="000fa751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paragraph-rsid="00110cf2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186" officeooo:paragraph-rsid="000fa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officeooo:paragraph-rsid="000fa751"/>
    </style:style>
    <style:style style:name="P11" style:family="paragraph" style:parent-style-name="Table_20_Contents" style:list-style-name="L2">
      <style:paragraph-properties fo:text-align="start" style:justify-single-word="false"/>
      <style:text-properties officeooo:paragraph-rsid="0012d129"/>
    </style:style>
    <style:style style:name="P12" style:family="paragraph" style:parent-style-name="Table_20_Contents" style:list-style-name="L3">
      <style:paragraph-properties fo:text-align="start" style:justify-single-word="false"/>
      <style:text-properties officeooo:paragraph-rsid="0012d129"/>
    </style:style>
    <style:style style:name="P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129" officeooo:paragraph-rsid="0012d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ddc3"/>
    </style:style>
    <style:style style:name="T2" style:family="text">
      <style:text-properties officeooo:rsid="000fa751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a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ffic Project</text:p>
      <text:p text:style-name="P2">Problem statement:</text:p>
      <text:p text:style-name="P3">For a given budget, how fast can we make peoples commute <text:span text:style-name="T1">using trains and autonomous road vehicles</text:span></text:p>
      <text:p text:style-name="P3"/>
      <text:p text:style-name="P2">Classes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Class</text:p>
          </table:table-cell>
          <table:table-cell table:style-name="Table1.A1" office:value-type="string">
            <text:p text:style-name="P4">Methods</text:p>
          </table:table-cell>
          <table:table-cell table:style-name="Table1.C1" office:value-type="string">
            <text:p text:style-name="P5">Variables </text:p>
          </table:table-cell>
        </table:table-row>
        <table:table-row table:style-name="Table1.1">
          <table:table-cell table:style-name="Table1.A2" office:value-type="string">
            <text:p text:style-name="P4"><text:span text:style-name="T2">Transit</text:span>Map</text:p>
          </table:table-cell>
          <table:table-cell table:style-name="Table1.A2" office:value-type="string">
            <text:list text:style-name="L1">
              <text:list-item>
                <text:p text:style-name="P6"><text:span text:style-name="T3">Add</text:span><text:span text:style-name="T4">Node</text:span><text:span text:style-name="T3">(</text:span><text:span text:style-name="T5">TransitNode</text:span><text:span text:style-name="T3">)</text:span></text:p>
              </text:list-item>
              <text:list-item>
                <text:p text:style-name="P7"><text:span text:style-name="T4">AddConnection( </text:span><text:span text:style-name="T5">TransitNode</text:span><text:span text:style-name="T6"> </text:span><text:span text:style-name="T5">tn</text:span><text:span text:style-name="T6">1, </text:span><text:span text:style-name="T5">TransitNode</text:span><text:span text:style-name="T6"> </text:span><text:span text:style-name="T5">tn</text:span><text:span text:style-name="T6">2, Double distance</text:span><text:span text:style-name="T4">)</text:span>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7"><text:span text:style-name="T4">Set&lt;TransitNode&gt; nodes</text:span></text:p>
              </text:list-item>
              <text:list-item>
                <text:p text:style-name="P7"><text:span text:style-name="T4">Set&lt;TransitConnection&gt; connections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8"><text:span text:style-name="T2">TransitNode</text:span>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<text:span text:style-name="T2">Transit</text:span>Connection</text:p>
          </table:table-cell>
          <table:table-cell table:style-name="Table1.A2" office:value-type="string">
            <text:list text:style-name="L2">
              <text:list-item>
                <text:p text:style-name="P10"><text:span text:style-name="T5">Transit</text:span><text:span text:style-name="T6">Connection(</text:span><text:span text:style-name="T5">TransitNode</text:span><text:span text:style-name="T6"> </text:span><text:span text:style-name="T5">tn</text:span><text:span text:style-name="T6">1, </text:span><text:span text:style-name="T5">TransitNode</text:span><text:span text:style-name="T6"> </text:span><text:span text:style-name="T5">tn</text:span><text:span text:style-name="T6">2, </text:span><text:span text:style-name="T7">d</text:span><text:span text:style-name="T6">ouble distance, </text:span><text:span text:style-name="T7">int</text:span><text:span text:style-name="T6"> </text:span><text:span text:style-name="T7">Type</text:span><text:span text:style-name="T6">)</text:span></text:p>
              </text:list-item>
              <text:list-item>
                <text:p text:style-name="P10"><text:span text:style-name="T7">b</text:span><text:span text:style-name="T6">oolean Has</text:span><text:span text:style-name="T5">TransitNode</text:span><text:span text:style-name="T6"> (</text:span><text:span text:style-name="T5">TransitNode</text:span><text:span text:style-name="T6"> </text:span><text:span text:style-name="T5">tn</text:span><text:span text:style-name="T6">)</text:span></text:p>
              </text:list-item>
            </text:list>
          </table:table-cell>
          <table:table-cell table:style-name="Table1.C2" office:value-type="string">
            <text:list text:continue-numbering="true" text:style-name="L2">
              <text:list-item>
                <text:p text:style-name="P11"><text:span text:style-name="T7">TransitNode start</text:span></text:p>
              </text:list-item>
            </text:list>
            <text:list text:style-name="L3">
              <text:list-item>
                <text:p text:style-name="P12"><text:span text:style-name="T7">TransitNode end</text:span></text:p>
              </text:list-item>
            </text:list>
            <text:list text:style-name="L4">
              <text:list-item>
                <text:p text:style-name="P13">double distance</text:p>
              </text:list-item>
              <text:list-item>
                <text:p text:style-name="P13">int Type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6:43:46.706185100</meta:creation-date>
    <dc:date>2025-10-08T17:13:23.759229000</dc:date>
    <meta:editing-duration>PT29M23S</meta:editing-duration>
    <meta:editing-cycles>6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20" meta:word-count="70" meta:character-count="522" meta:non-whitespace-character-count="481"/>
  </office:meta>
</office:document-meta>
</file>